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8pt" fo:font-weight="bold" officeooo:rsid="001db98f" officeooo:paragraph-rsid="001db98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fo:font-size="12pt" fo:font-weight="bold" officeooo:rsid="001db98f" officeooo:paragraph-rsid="001db98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8pt" fo:font-weight="normal" officeooo:rsid="001db98f" officeooo:paragraph-rsid="001db98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weight="normal" officeooo:rsid="001db98f" officeooo:paragraph-rsid="001db98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db98f" officeooo:paragraph-rsid="001db98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dc6a9" officeooo:paragraph-rsid="001dc6a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1dc6a9" officeooo:paragraph-rsid="001dc6a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normal" officeooo:rsid="001db98f" officeooo:paragraph-rsid="001db98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normal" officeooo:rsid="0020f453" officeooo:paragraph-rsid="0020f45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0f453" officeooo:paragraph-rsid="0020f45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23459" officeooo:paragraph-rsid="0022345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normal" officeooo:rsid="0020f453" officeooo:paragraph-rsid="0022345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color="#000000" fo:font-size="12pt" style:text-underline-style="none" fo:font-weight="normal" officeooo:rsid="0020f453" officeooo:paragraph-rsid="0020f453" style:font-size-asian="10.5pt" style:font-weight-asian="normal" style:font-size-complex="12pt" style:font-weight-complex="normal"/>
    </style:style>
    <style:style style:name="T1" style:family="text">
      <style:text-properties officeooo:rsid="002234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age corporel</text:p>
      <text:p text:style-name="P3">01:Généralités</text:p>
      <text:p text:style-name="P2"/>
      <text:p text:style-name="P4">- Expressions du visage</text:p>
      <text:p text:style-name="P4">- Posture du corps</text:p>
      <text:p text:style-name="P4"/>
      <text:p text:style-name="P8">I. Caractéristiques du langage corporel</text:p>
      <text:p text:style-name="P5">55 %: Langage corporel</text:p>
      <text:p text:style-name="P5">38 %: Voix</text:p>
      <text:p text:style-name="P5">7 %: Mots</text:p>
      <text:p text:style-name="P5"/>
      <text:p text:style-name="P7">Interprétation complexe :</text:p>
      <text:p text:style-name="P6">- Personnalité<text:tab/><text:tab/>- Culture<text:tab/>- Canal non verbal (kinésique,haptique,proxémique)</text:p>
      <text:p text:style-name="P6">- Tenue</text:p>
      <text:p text:style-name="P6"/>
      <text:p text:style-name="P9">II. Différents signaux corporels</text:p>
      <text:p text:style-name="P10">- Posture et démarche<text:tab/><text:tab/>- Mimique faciale<text:tab/><text:tab/>- Gestuelle<text:tab/><text:tab/>- Voix/Information</text:p>
      <text:p text:style-name="P10"/>
      <text:p text:style-name="P13"/>
      <text:p text:style-name="P10"/>
      <text:p text:style-name="P12">II<text:span text:style-name="T1">I</text:span>. <text:span text:style-name="T1">Prise de parole</text:span></text:p>
      <text:p text:style-name="P11">Exposé 15 min</text:p>
      <text:p text:style-name="P11">Thème: Châteaux en France</text:p>
      <text:p text:style-name="P11">Support : Powerpo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36:40.293543850</meta:creation-date>
    <dc:date>2017-10-04T08:49:11.485032640</dc:date>
    <meta:editing-duration>PT37M4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17" meta:word-count="69" meta:character-count="442" meta:non-whitespace-character-count="386"/>
  </office:meta>
</office:document-meta>
</file>